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pitch="fixed"/>
    <style:font-face style:name="Liberation Mono" svg:font-family="'Liberation Mono'" style:font-pitch="fixed"/>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officeooo:rsid="00120c61" officeooo:paragraph-rsid="00120c61" style:font-size-asian="10pt" style:font-size-complex="10pt"/>
    </style:style>
    <style:style style:name="P2" style:family="paragraph" style:parent-style-name="Standard">
      <style:paragraph-properties fo:text-align="justify" style:justify-single-word="false"/>
      <style:text-properties fo:font-size="10pt" officeooo:paragraph-rsid="00120c61" style:font-size-asian="10pt" style:font-size-complex="10pt"/>
    </style:style>
    <style:style style:name="P3" style:family="paragraph" style:parent-style-name="Standard">
      <style:paragraph-properties fo:text-align="justify" style:justify-single-word="false" fo:break-before="page"/>
      <style:text-properties style:font-name="Times New Roman" fo:font-size="10pt" officeooo:rsid="00120c61" officeooo:paragraph-rsid="00120c61" style:font-size-asian="10pt" style:font-size-complex="10pt"/>
    </style:style>
    <style:style style:name="P4" style:family="paragraph" style:parent-style-name="Standard">
      <style:paragraph-properties fo:text-align="justify" style:justify-single-word="false"/>
      <style:text-properties style:font-name="Arial" fo:font-size="10pt" fo:font-weight="bold" officeooo:rsid="00120c61" officeooo:paragraph-rsid="00120c61" style:font-size-asian="10pt" style:font-weight-asian="bold" style:font-size-complex="10pt" style:font-weight-complex="bold"/>
    </style:style>
    <style:style style:name="P5" style:family="paragraph" style:parent-style-name="Standard">
      <style:paragraph-properties fo:text-align="justify" style:justify-single-word="false"/>
      <style:text-properties fo:color="#ff0000" style:font-name="Times New Roman" fo:font-size="10pt" officeooo:rsid="00120c61" officeooo:paragraph-rsid="00120c61" style:font-size-asian="10pt" style:font-size-complex="10pt"/>
    </style:style>
    <style:style style:name="P6" style:family="paragraph" style:parent-style-name="Standard">
      <style:paragraph-properties fo:text-align="justify" style:justify-single-word="false"/>
      <style:text-properties fo:color="#ff0000" style:font-name="Times New Roman" fo:font-size="10pt" officeooo:rsid="00120c61" officeooo:paragraph-rsid="00120c61" fo:background-color="#ffff00" style:font-size-asian="10pt" style:font-size-complex="10pt"/>
    </style:style>
    <style:style style:name="P7" style:family="paragraph" style:parent-style-name="Standard">
      <style:paragraph-properties fo:text-align="justify" style:justify-single-word="false"/>
      <style:text-properties style:use-window-font-color="true" style:font-name="Times New Roman" fo:font-size="10pt" officeooo:rsid="00120c61" officeooo:paragraph-rsid="00120c61" style:font-size-asian="10pt" style:font-size-complex="10pt"/>
    </style:style>
    <style:style style:name="T1" style:family="text">
      <style:text-properties style:font-name="Arial" fo:font-weight="bold" style:font-weight-asian="bold" style:font-weight-complex="bold"/>
    </style:style>
    <style:style style:name="T2" style:family="text">
      <style:text-properties style:font-name="Arial" fo:font-weight="bold" officeooo:rsid="00120c61" style:font-weight-asian="bold" style:font-weight-complex="bold"/>
    </style:style>
    <style:style style:name="T3" style:family="text">
      <style:text-properties style:font-name="Times New Roman" officeooo:rsid="00120c61"/>
    </style:style>
    <style:style style:name="T4" style:family="text">
      <style:text-properties fo:color="#ff0000"/>
    </style:style>
    <style:style style:name="T5" style:family="text">
      <style:text-properties fo:color="#ff0000" fo:background-color="#ffff00" loext:char-shading-value="0"/>
    </style:style>
    <style:style style:name="T6" style:family="text">
      <style:text-properties fo:color="#ff0000" fo:background-color="#ffff00" loext:char-shading-value="0"/>
    </style:style>
    <style:style style:name="T7" style:family="text">
      <style:text-properties fo:color="#ff0000" officeooo:rsid="0012d13f"/>
    </style:style>
    <style:style style:name="T8" style:family="text">
      <style:text-properties fo:color="#ff0000" style:font-name="Arial" fo:font-weight="bold" style:font-weight-asian="bold" style:font-weight-complex="bold"/>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officeooo:rsid="0012d13f"/>
    </style:style>
    <style:style style:name="T12" style:family="text">
      <style:text-properties fo:color="#9900ff"/>
    </style:style>
    <style:style style:name="T13" style:family="text">
      <style:text-properties fo:color="#9900ff" officeooo:rsid="0014435b"/>
    </style:style>
    <style:style style:name="T14" style:family="text">
      <style:text-properties fo:color="#800000"/>
    </style:style>
    <style:style style:name="T15" style:family="text">
      <style:text-properties fo:color="#000000"/>
    </style:style>
    <style:style style:name="T16" style:family="text">
      <style:text-properties style:use-window-font-color="true"/>
    </style:style>
    <style:style style:name="T17" style:family="text">
      <style:text-properties style:use-window-font-color="true" fo:background-color="#ffff00" loext:char-shading-value="0"/>
    </style:style>
    <style:style style:name="T18" style:family="text">
      <style:text-properties style:use-window-font-color="true" fo:background-color="#ffff00" loext:char-shading-value="0"/>
    </style:style>
    <style:style style:name="T19" style:family="text">
      <style:text-properties style:use-window-font-color="true" officeooo:rsid="0014435b"/>
    </style:style>
    <style:style style:name="T20" style:family="text">
      <style:text-properties officeooo:rsid="001443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1. </text:span><text:span text:style-name="T2">Discussion</text:span></text:p>
      <text:p text:style-name="P4"/>
      <text:p text:style-name="P1"><text:span text:style-name="T4">We started the development of the empirical solar wind environment modelling for the near ecliptic PSP orbit described in detail in the previous sections, including the mathematical methods and statistical errors, by lognormally fitting the about </text:span><text:span text:style-name="T6">50</text:span><text:span text:style-name="T4"> years of solar wind data obtained by near</text:span><text:span text:style-name="T7">-</text:span><text:span text:style-name="T4">Earth satellites intercalibrated data collected in the OMNI database, using the frequency distributions of the key solar wind parameters magnetic field strength </text:span><text:span text:style-name="T12">B, </text:span><text:span text:style-name="T4">velocity </text:span><text:span text:style-name="T12">V</text:span><text:span text:style-name="T4">, density </text:span><text:span text:style-name="T12">N</text:span><text:span text:style-name="T4"> and temperature </text:span><text:span text:style-name="T12">T</text:span><text:span text:style-name="T4">. The database covers almost five solar cycles and thus represents solar wind gathered at different phases of solar activity in the ecliptic plane, with a negligible asymmetry in terms of activity.</text:span> <text:span text:style-name="T4">In the next step we have investigated the yearly variation of the solar wind distribution functions along with the SSN over </text:span><text:span text:style-name="T6">50</text:span><text:span text:style-name="T4"> years and derived linear dependencies of the solar wind parameters with the SSN. The radial dependencies of the solar wind distribution functions were then analyzed using Helios 1 and 2 data for the distance range 0.29</text:span><text:span text:style-name="T7">-</text:span><text:span text:style-name="T4">-0.98 </text:span><text:span text:style-name="T7">au</text:span><text:span text:style-name="T4"> in bins of 0.01 </text:span><text:span text:style-name="T7">au</text:span><text:span text:style-name="T4">. The derived power law fit functions were used to scale the formerly calculated 1 </text:span><text:span text:style-name="T7">au</text:span><text:span text:style-name="T4"> distribution fit functions to the PSP orbit, correlated with SSN predictions for the year 2018</text:span><text:span text:style-name="T7">-</text:span><text:span text:style-name="T4">-202</text:span><text:span text:style-name="T7">5</text:span><text:span text:style-name="T4">, i.e., for the prime mission phase that gets PSP to a closest perihelion of 9.86 solar radii distance to the Sun. The reason for performing the analysis this way is based on the fact that the OMNI 1 </text:span><text:span text:style-name="T7">au</text:span><text:span text:style-name="T4"> solar wind database is much larger than the Helios database. However, it is clear that the calculated distribution functions just represent first order estimates of the real solar wind to be encountered by PSP. The solar wind environment to be encountered will depend at times of PSP on the structure of the solar corona and underlying photospheric magnetic field, as shown by </text:span><text:span text:style-name="T6">xxx (ref.)</text:span><text:span text:style-name="T4">, or the evolution and interaction of individual solar wind streams and superimposed CMEs and shocks. However, the derived results are in good comparison with existing models for the solar wind density and magnetic field strength as shown in </text:span><text:span text:style-name="T7">S</text:span><text:span text:style-name="T4">ect.</text:span><text:span text:style-name="T7"> </text:span><text:span text:style-name="T4">6. The velocity and temperature extrapolations indicate that PSP will dive indeed into the acceleration and heating regions of the solar wind to be expected below 20 solar radii (see Figure 11). </text:span></text:p>
      <text:p text:style-name="P7"/>
      <text:p text:style-name="P5"><text:span text:style-name="T16">The near-Sun solar wind velocity </text:span>at PSP perihelion<text:span text:style-name="T16"> is also expected to be slower than our model estimates, because the</text:span> region <text:span text:style-name="T16">of the Alfvénic critical source surface</text:span> <text:span text:style-name="T16">up to which the solar wind is believed to be accelerated</text:span> <text:span text:style-name="T16">is predicted <text:s/>to lie between 15–30 R (Schatten 1969, Sittler1999, Exarhos2000, Katsikas2010, Goelzer2014).</text:span></text:p>
      <text:p text:style-name="P5"/>
      <text:p text:style-name="P5">In our study we have not investigated the occurrences of extreme solar wind parameters caused by CMEs or enhanced values due to stream interaction (SIs) or co-rotation interaction regions. The Helios solar wind measurements plotted over radial distance in Fig. 7 show several extreme values far above the usual solar wind magnetic field strengths, speeds, densities, and temperatures likely to be associated with individual CMEs. The results by <text:span text:style-name="T10">Srivastava et al. (2017) </text:span>indicate that due to the solar wind drag the speeds of fast CMEs will commonly slow down substantially up to distances of 40 solar radii. Therefore, it is expected that PSP will encounter CMEs with much higher speeds than those observed during the Helios mission. Also, the magnetic field, density and temperature values are expected to be much larger than in the average solar wind in individual fast shock associated CME events. PSP will thus also substantially improve our understanding of the near<text:span text:style-name="T11">-</text:span>Sun evolution of CMEs and their expansion with radial distance. <text:s/></text:p>
      <text:p text:style-name="P5"/>
      <text:p text:style-name="P5"/>
      <text:p text:style-name="P5"/>
      <text:p text:style-name="P5"/>
      <text:p text:style-name="P5"/>
      <text:p text:style-name="P5"/>
      <text:p text:style-name="P5"/>
      <text:p text:style-name="P5"/>
      <text:p text:style-name="P5"/>
      <text:p text:style-name="P6">To be moved!</text:p>
      <text:p text:style-name="P6"/>
      <text:p text:style-name="P5"><text:span text:style-name="T16">The OMNI data </text:span>are <text:span text:style-name="T16">time-shifted to the nose of the Earth’s bow shock. This leads to yearly solar distance variations of </text:span><text:span text:style-name="T18">&gt;2 %</text:span><text:span text:style-name="T16"> as the Earth orbits the Sun.</text:span> The <text:span text:style-name="T16">error estimation over the year </text:span>caused by this varying radial difference can be <text:span text:style-name="T16">expect</text:span>ed <text:span text:style-name="T16">to be smaller than </text:span><text:span text:style-name="T18">5 %</text:span> derived from investigation of the power law exponents of the solar wind parameters. <text:span text:style-name="T16">Furthermore,</text:span> the Earth’s <text:span text:style-name="T16">orbit</text:span> varies over the course of the year by <text:span text:style-name="T19">+-</text:span><text:span text:style-name="T16">7.2◦ <text:s/>in helio</text:span>graphic <text:span text:style-name="T16">latitude. </text:span><text:span text:style-name="T18">Schwenn (1990</text:span><text:span text:style-name="T10">), Bruno (ref.) and Balogh et al. (1999)</text:span> have pointed out that <text:span text:style-name="T16">the solar wind parameters </text:span>also <text:span text:style-name="T16">vary with latitudinal separation from the heliospheric current sheet (HCS)</text:span>, but this aspect is beyond the scope of this study.</text:p>
      <text:p text:style-name="P5"/>
      <text:p text:style-name="P5"/>
      <text:p text:style-name="P5"/>
      <text:p text:style-name="P3">2. <text:span text:style-name="T1">Summary </text:span><text:span text:style-name="T8">of the results</text:span></text:p>
      <text:p text:style-name="P1"/>
      <text:p text:style-name="P5">For the near Earth solar wind OMNI data and the Helios 1 and 2 data <text:span text:style-name="T16">obtained</text:span> over the distance range 0.<text:span text:style-name="T20">29-</text:span>-0.98 <text:span text:style-name="T20">au</text:span> we derived <text:span text:style-name="T16">lognormal</text:span> fits<text:span text:style-name="T16"> of the frequency distributions’ shapes of the four key solar wind parameters magnetic field strength</text:span> <text:span text:style-name="T12">B</text:span><text:span text:style-name="T16">, proton velocity</text:span> <text:span text:style-name="T12">V</text:span><text:span text:style-name="T16">,</text:span> proton <text:span text:style-name="T16">density</text:span> <text:span text:style-name="T12">N</text:span> <text:span text:style-name="T16">and</text:span> proton <text:span text:style-name="T16">temperature</text:span> <text:span text:style-name="T12">T</text:span>. The<text:span text:style-name="T13">se</text:span> <text:span text:style-name="T16">dependencies</text:span> of the distribution functions on the<text:span text:style-name="T16"> solar activity </text:span>cycle and on radial <text:span text:style-name="T16">distance</text:span> to the Sun have been modeled and extrapolated to the Parker Solar Probe orbit, with a minimum perihelion of 9.86 <text:span text:style-name="T20">Rs</text:span> in 20<text:span text:style-name="T20">2</text:span>5, taking into account predictions of the sunspot number. This empirical CGAUSS solar wind model for PSP yields the following main results for the normal solar wind without extreme values possible in extreme CME events...:</text:p>
      <text:p text:style-name="P5"/>
      <text:p text:style-name="P5"/>
      <text:p text:style-name="P5"/>
      <text:p text:style-name="P5">bullets </text:p>
      <text:p text:style-name="P5"/>
      <text:p text:style-name="P5"/>
      <text:p text:style-name="P7">The velocity and temperature values are overestimated below 20 R in comparison with existing observations. This shows that solar wind acceleration and heating processes below 20 R limit the simple back-extrapolation from existing in situ measurements.</text:p>
      <text:p text:style-name="P5"/>
      <text:p text:style-name="P7">WISPR mission operations implications…</text:p>
      <text:p text:style-name="P5"/>
      <text:p text:style-name="P5">Implications for SoloHI on Solar Orbi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pitch="fixed"/>
    <style:font-face style:name="Liberation Mono" svg:font-family="'Liberation Mono'" style:font-pitch="fixed"/>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in" fo:margin-right="0.6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3:47:11.820368812</meta:creation-date>
    <dc:date>2017-08-18T14:14:14.069645191</dc:date>
    <meta:editing-duration>PT16M30S</meta:editing-duration>
    <meta:editing-cycles>2</meta:editing-cycles>
    <meta:generator>LibreOffice/5.2.5.1$Linux_X86_64 LibreOffice_project/20m0$Build-1</meta:generator>
    <meta:document-statistic meta:table-count="0" meta:image-count="0" meta:object-count="0" meta:page-count="2" meta:paragraph-count="12" meta:word-count="891" meta:character-count="5479" meta:non-whitespace-character-count="4598"/>
  </office:meta>
</office:document-meta>
</file>